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lorVeh</text:p>
          </table:table-cell>
          <table:table-cell table:style-name="ce2"/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KmVeh</text:p>
          </table:table-cell>
          <table:table-cell table:style-name="ce2"/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DispoVeh</text:p>
          </table:table-cell>
          <table:table-cell table:style-name="ce2"/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NomClient</text:p>
          </table:table-cell>
          <table:table-cell table:style-name="ce2"/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PrenomClient</text:p>
          </table:table-cell>
          <table:table-cell table:style-name="ce2"/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MailClient</text:p>
          </table:table-cell>
          <table:table-cell table:style-name="ce2"/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elClient</text:p>
          </table:table-cell>
          <table:table-cell table:style-name="ce2"/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PermisClient</text:p>
          </table:table-cell>
          <table:table-cell table:style-name="ce2"/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0-22T11:24:18.408000000</dc:date>
    <meta:editing-duration>PT33M46S</meta:editing-duration>
    <meta:editing-cycles>10</meta:editing-cycles>
    <meta:generator>LibreOffice/7.0.1.2$Windows_X86_64 LibreOffice_project/7cbcfc562f6eb6708b5ff7d7397325de9e764452</meta:generator>
    <meta:document-statistic meta:table-count="1" meta:cell-count="22" meta:object-count="0"/>
  </office:meta>
</office:document-meta>
</file>